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56" table:formula="of:=SUM([.S3];[.M3];[.G3];[.Y3])" table:style-name="ce9">
            <text:p>5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4:.L4])" table:style-name="ce8">
            <text:p>3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4" table:formula="of:=SUM([.S4];[.M4];[.G4];[.Y4])" table:style-name="ce9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5:.L5])" table:style-name="ce8">
            <text:p>3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5" table:formula="of:=SUM([.S5];[.M5];[.G5];[.Y5])" table:style-name="ce9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7"/>
          <table:table-cell office:value-type="float" office:value="9" table:formula="of:=SUM([.H6:.L6])" table:style-name="ce8">
            <text:p>9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9" table:formula="of:=SUM([.S6];[.M6];[.G6];[.Y6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3" table:formula="of:=SUM([.H7:.L7])" table:style-name="ce8">
            <text:p>3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6.5" table:formula="of:=SUM([.S7];[.M7];[.G7];[.Y7])" table:style-name="ce9">
            <text:p>6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table:style-name="ce7"/>
          <table:table-cell office:value-type="float" office:value="11" table:formula="of:=SUM([.H8:.L8])" table:style-name="ce8">
            <text:p>11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11" table:formula="of:=SUM([.S8];[.M8];[.G8];[.Y8])" table:style-name="ce9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H10:.L10])" table:style-name="ce15">
            <text:p>7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0" table:formula="of:=SUM([.S10];[.M10];[.G10];[.Y10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17" table:formula="of:=SUM([.K3:.K10])" table:style-name="ce19">
            <text:p>17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61" table:formula="of:=SUM([.M3:.M10])" table:style-name="ce4">
            <text:p>61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21.5" table:formula="of:=SUM([.Z3:.Z10])" table:style-name="ce21">
            <text:p>121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mael Umpierrez, Practia</dc:creator>
    <meta:creation-date>2013-08-23T13:53:05Z</meta:creation-date>
    <dc:date>2018-08-22T16:28:12Z</dc:date>
    <meta:editing-cycles>7</meta:editing-cycles>
    <meta:editing-duration>PT647S</meta:editing-duration>
  </office:meta>
</office:document-meta>
</file>